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69" calcext:value-type="float">
            <text:p>7.80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4656" calcext:value-type="float">
            <text:p>7.86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09109677419" calcext:value-type="float">
            <text:p>7.808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6552" calcext:value-type="float">
            <text:p>7.80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123" calcext:value-type="float">
            <text:p>7.842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599741935484" calcext:value-type="float">
            <text:p>7.795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6648" calcext:value-type="float">
            <text:p>7.8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3424" calcext:value-type="float">
            <text:p>7.6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43329032258" calcext:value-type="float">
            <text:p>7.559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835834482759" calcext:value-type="float">
            <text:p>7.93835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43096774193" calcext:value-type="float">
            <text:p>8.32743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5376" calcext:value-type="float">
            <text:p>9.07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70015483871" calcext:value-type="float">
            <text:p>9.267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578141935484" calcext:value-type="float">
            <text:p>9.115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347406451613" calcext:value-type="float">
            <text:p>8.893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3135483871" calcext:value-type="float">
            <text:p>8.715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0728" calcext:value-type="float">
            <text:p>8.55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30675" calcext:value-type="float">
            <text:p>8.1693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7936" calcext:value-type="float">
            <text:p>7.9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93367741936" calcext:value-type="float">
            <text:p>7.8759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11535483871" calcext:value-type="float">
            <text:p>7.830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9665" calcext:value-type="float">
            <text:p>8.113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7964" calcext:value-type="float">
            <text:p>8.3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53625" calcext:value-type="float">
            <text:p>8.481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4312" calcext:value-type="float">
            <text:p>8.68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16670967742" calcext:value-type="float">
            <text:p>8.6711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203625" calcext:value-type="float">
            <text:p>8.672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0728" calcext:value-type="float">
            <text:p>8.4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59175" calcext:value-type="float">
            <text:p>8.5445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78" calcext:value-type="float">
            <text:p>8.65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57161290323" calcext:value-type="float">
            <text:p>8.641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71628571429" calcext:value-type="float">
            <text:p>8.6157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38348387097" calcext:value-type="float">
            <text:p>8.746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68464516129" calcext:value-type="float">
            <text:p>8.8576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41104516129" calcext:value-type="float">
            <text:p>8.774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8896" calcext:value-type="float">
            <text:p>8.7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403" calcext:value-type="float">
            <text:p>8.558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30116129032" calcext:value-type="float">
            <text:p>8.4933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6856" calcext:value-type="float">
            <text:p>8.35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922" calcext:value-type="float">
            <text:p>8.13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78141935484" calcext:value-type="float">
            <text:p>7.972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67690322581" calcext:value-type="float">
            <text:p>7.861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15457142857" calcext:value-type="float">
            <text:p>7.76815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7744516129" calcext:value-type="float">
            <text:p>7.990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2845" calcext:value-type="float">
            <text:p>8.372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388" calcext:value-type="float">
            <text:p>8.3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21375" calcext:value-type="float">
            <text:p>8.1872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2112" calcext:value-type="float">
            <text:p>8.44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883019354839" calcext:value-type="float">
            <text:p>8.608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85825" calcext:value-type="float">
            <text:p>8.3908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5816" calcext:value-type="float">
            <text:p>7.90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38890322581" calcext:value-type="float">
            <text:p>7.843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72464516129" calcext:value-type="float">
            <text:p>7.6537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58993548387" calcext:value-type="float">
            <text:p>7.6205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169682758621" calcext:value-type="float">
            <text:p>7.61169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9925" calcext:value-type="float">
            <text:p>7.7663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50864516129" calcext:value-type="float">
            <text:p>7.830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73987096774" calcext:value-type="float">
            <text:p>7.910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62116129032" calcext:value-type="float">
            <text:p>8.386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98993548387" calcext:value-type="float">
            <text:p>8.915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38503225806" calcext:value-type="float">
            <text:p>8.8693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333725" calcext:value-type="float">
            <text:p>8.413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952" calcext:value-type="float">
            <text:p>8.1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534941935484" calcext:value-type="float">
            <text:p>7.945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69780645161" calcext:value-type="float">
            <text:p>7.807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72774193549" calcext:value-type="float">
            <text:p>7.8997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26342857143" calcext:value-type="float">
            <text:p>8.1492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2265" calcext:value-type="float">
            <text:p>8.289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589" calcext:value-type="float">
            <text:p>8.522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843690322581" calcext:value-type="float">
            <text:p>8.608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38857142857" calcext:value-type="float">
            <text:p>8.497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7312" calcext:value-type="float">
            <text:p>8.2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36361290323" calcext:value-type="float">
            <text:p>8.120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0195" calcext:value-type="float">
            <text:p>8.157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1792" calcext:value-type="float">
            <text:p>8.0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03475" calcext:value-type="float">
            <text:p>7.898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1576" calcext:value-type="float">
            <text:p>7.8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2665" calcext:value-type="float">
            <text:p>7.847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343457142857" calcext:value-type="float">
            <text:p>8.1034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219" calcext:value-type="float">
            <text:p>8.229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90812903226" calcext:value-type="float">
            <text:p>8.322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10890322581" calcext:value-type="float">
            <text:p>8.270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89890909091" calcext:value-type="float">
            <text:p>8.0118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1192" calcext:value-type="float">
            <text:p>7.71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37529411765" calcext:value-type="float">
            <text:p>7.664375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160625" calcext:value-type="float">
            <text:p>7.76216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964051612903" calcext:value-type="float">
            <text:p>8.209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3712" calcext:value-type="float">
            <text:p>8.32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772375" calcext:value-type="float">
            <text:p>8.457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69228571429" calcext:value-type="float">
            <text:p>8.8046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2735" calcext:value-type="float">
            <text:p>9.0462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57083870968" calcext:value-type="float">
            <text:p>9.151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30658064516" calcext:value-type="float">
            <text:p>9.1143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97548387097" calcext:value-type="float">
            <text:p>8.910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4728" calcext:value-type="float">
            <text:p>8.71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29230769231" calcext:value-type="float">
            <text:p>8.58129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8575483871" calcext:value-type="float">
            <text:p>8.876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23406451613" calcext:value-type="float">
            <text:p>8.8782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408129032258" calcext:value-type="float">
            <text:p>8.934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27235862069" calcext:value-type="float">
            <text:p>9.1527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752925" calcext:value-type="float">
            <text:p>9.187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10167741935" calcext:value-type="float">
            <text:p>9.2201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242090322581" calcext:value-type="float">
            <text:p>9.242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461290322581" calcext:value-type="float">
            <text:p>9.254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1592" calcext:value-type="float">
            <text:p>9.4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439725" calcext:value-type="float">
            <text:p>9.274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68774193548" calcext:value-type="float">
            <text:p>9.103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78012903226" calcext:value-type="float">
            <text:p>8.8227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61909677419" calcext:value-type="float">
            <text:p>8.6036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12232258065" calcext:value-type="float">
            <text:p>8.5741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35974193548" calcext:value-type="float">
            <text:p>8.765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22979310345" calcext:value-type="float">
            <text:p>8.85422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3344516129" calcext:value-type="float">
            <text:p>9.042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76295" calcext:value-type="float">
            <text:p>9.2276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7592" calcext:value-type="float">
            <text:p>9.14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057083870968" calcext:value-type="float">
            <text:p>8.770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86838709677" calcext:value-type="float">
            <text:p>8.594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562606451613" calcext:value-type="float">
            <text:p>8.5856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22325" calcext:value-type="float">
            <text:p>8.644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5984" calcext:value-type="float">
            <text:p>8.64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2875" calcext:value-type="float">
            <text:p>8.39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0448" calcext:value-type="float">
            <text:p>7.95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96925" calcext:value-type="float">
            <text:p>7.7549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13268965517" calcext:value-type="float">
            <text:p>7.77513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843325" calcext:value-type="float">
            <text:p>8.0384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52516129032" calcext:value-type="float">
            <text:p>8.380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929858064516" calcext:value-type="float">
            <text:p>8.6692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96775" calcext:value-type="float">
            <text:p>8.84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3512" calcext:value-type="float">
            <text:p>8.80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624516129032" calcext:value-type="float">
            <text:p>8.426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986012903226" calcext:value-type="float">
            <text:p>8.3198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20128" calcext:value-type="float">
            <text:p>8.3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97109677419" calcext:value-type="float">
            <text:p>8.3719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46503225806" calcext:value-type="float">
            <text:p>8.3664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87432258065" calcext:value-type="float">
            <text:p>8.4948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09885714286" calcext:value-type="float">
            <text:p>8.6830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041" calcext:value-type="float">
            <text:p>8.710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392541935484" calcext:value-type="float">
            <text:p>8.743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09625806452" calcext:value-type="float">
            <text:p>8.980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28335483871" calcext:value-type="float">
            <text:p>9.1742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172103225807" calcext:value-type="float">
            <text:p>9.2717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486725" calcext:value-type="float">
            <text:p>9.2248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898580645161" calcext:value-type="float">
            <text:p>8.968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63896774194" calcext:value-type="float">
            <text:p>8.8486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612" calcext:value-type="float">
            <text:p>8.7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551789473684" calcext:value-type="float">
            <text:p>8.65551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832275" calcext:value-type="float">
            <text:p>8.678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4224" calcext:value-type="float">
            <text:p>8.89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614" calcext:value-type="float">
            <text:p>9.10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1950967742" calcext:value-type="float">
            <text:p>9.402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5248" calcext:value-type="float">
            <text:p>9.3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85895" calcext:value-type="float">
            <text:p>9.288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508722580645" calcext:value-type="float">
            <text:p>9.215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66288" calcext:value-type="float">
            <text:p>9.19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9487" calcext:value-type="float">
            <text:p>8.849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78792" calcext:value-type="float">
            <text:p>8.83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139" calcext:value-type="float">
            <text:p>8.732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39406451613" calcext:value-type="float">
            <text:p>8.6343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27025" calcext:value-type="float">
            <text:p>8.639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" calcext:value-type="float">
            <text:p>8.8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438193548387" calcext:value-type="float">
            <text:p>9.004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475174193549" calcext:value-type="float">
            <text:p>9.2347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8744" calcext:value-type="float">
            <text:p>9.33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55848" calcext:value-type="float">
            <text:p>9.22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09595" calcext:value-type="float">
            <text:p>9.200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342" calcext:value-type="float">
            <text:p>9.08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75336" calcext:value-type="float">
            <text:p>8.9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950090322581" calcext:value-type="float">
            <text:p>8.739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51096774194" calcext:value-type="float">
            <text:p>8.586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72567741936" calcext:value-type="float">
            <text:p>8.497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474344827586" calcext:value-type="float">
            <text:p>8.6547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07054545455" calcext:value-type="float">
            <text:p>8.98107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58472" calcext:value-type="float">
            <text:p>8.8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71456" calcext:value-type="float">
            <text:p>8.73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86" calcext:value-type="float">
            <text:p>11.0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7148" calcext:value-type="float">
            <text:p>9.9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692256" calcext:value-type="float">
            <text:p>9.636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36884210526" calcext:value-type="float">
            <text:p>9.52836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368" calcext:value-type="float">
            <text:p>9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52430769231" calcext:value-type="float">
            <text:p>9.29452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5772" calcext:value-type="float">
            <text:p>9.342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308" calcext:value-type="float">
            <text:p>8.9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43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54" meta:object-count="0"/>
    <meta:user-defined meta:name="AppVersion">3.0</meta:user-defined>
  </office:meta>
</office:document-meta>
</file>